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6.6924in" table:align="margins"/>
    </style:style>
    <style:style style:name="Table18.A" style:family="table-column">
      <style:table-column-properties style:column-width="0.6236in" style:rel-column-width="6106*"/>
    </style:style>
    <style:style style:name="Table18.B" style:family="table-column">
      <style:table-column-properties style:column-width="1.0833in" style:rel-column-width="10608*"/>
    </style:style>
    <style:style style:name="Table18.C" style:family="table-column">
      <style:table-column-properties style:column-width="0.5in" style:rel-column-width="4896*"/>
    </style:style>
    <style:style style:name="Table18.D" style:family="table-column">
      <style:table-column-properties style:column-width="4.4854in" style:rel-column-width="43925*"/>
    </style:style>
    <style:style style:name="Table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382in" fo:border="0.05pt solid #000000">
        <style:background-image/>
      </style:table-cell-properties>
    </style:style>
    <style:style style:name="Table18.A2" style:family="table-cell" style:data-style-name="N100">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data-style-name="N100">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1.8438in" style:rel-column-width="18054*"/>
    </style:style>
    <style:style style:name="Table1.B" style:family="table-column">
      <style:table-column-properties style:column-width="4.8486in" style:rel-column-width="47481*"/>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8438in" style:rel-column-width="18054*"/>
    </style:style>
    <style:style style:name="Table2.B" style:family="table-column">
      <style:table-column-properties style:column-width="4.8486in" style:rel-column-width="4748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5" style:family="table">
      <style:table-properties style:width="6.6924in" table:align="margins" fo:keep-with-next="auto" style:may-break-between-rows="true"/>
    </style:style>
    <style:style style:name="Table25.A" style:family="table-column">
      <style:table-column-properties style:column-width="1.4167in" style:rel-column-width="13872*"/>
    </style:style>
    <style:style style:name="Table25.B" style:family="table-column">
      <style:table-column-properties style:column-width="0.7396in" style:rel-column-width="7242*"/>
    </style:style>
    <style:style style:name="Table25.C" style:family="table-column">
      <style:table-column-properties style:column-width="4.5361in" style:rel-column-width="44421*"/>
    </style:style>
    <style:style style:name="Table25.1" style:family="table-row">
      <style:table-row-properties fo:keep-together="always"/>
    </style:style>
    <style:style style:name="Table2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none" fo:border-top="none" fo:border-bottom="0.05pt solid #000000"/>
    </style:style>
    <style:style style:name="Table25.C4"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in" fo:margin-bottom="0in" style:contextual-spacing="false" fo:padding="0.0193in" fo:border="0.06pt solid #000000" style:shadow="none"/>
    </style:style>
    <style:style style:name="P3" style:family="paragraph" style:parent-style-name="Code">
      <style:paragraph-properties fo:margin-top="0in" fo:margin-bottom="0in" style:contextual-spacing="false" fo:keep-together="always" fo:padding="0.0193in" fo:border="0.06pt solid #000000" style:shadow="none" fo:keep-with-next="always"/>
    </style:style>
    <style:style style:name="P4" style:family="paragraph" style:parent-style-name="Code" style:master-page-name="">
      <style:paragraph-properties fo:margin-top="0in" fo:margin-bottom="0in" style:contextual-spacing="false" style:page-number="auto" fo:padding="0.0193in" fo:border="0.06pt solid #000000" style:shadow="none"/>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fo:keep-together="always" style:page-number="auto" fo:keep-with-next="always"/>
    </style:style>
    <style:style style:name="P8" style:family="paragraph" style:parent-style-name="Text_20_body" style:master-page-name="">
      <style:paragraph-properties fo:text-align="start" style:justify-single-word="false" style:page-number="auto" fo:padding="0.0193in" fo:border="0.06pt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text-properties fo:background-color="transparent"/>
    </style:style>
    <style:style style:name="P10" style:family="paragraph" style:parent-style-name="Text_20_body" style:master-page-name="">
      <style:paragraph-properties style:page-number="auto" fo:break-before="auto" fo:break-after="auto"/>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weight="normal" fo:background-color="transparent" style:font-weight-asian="normal"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text-properties fo:font-size="12pt" style:font-size-asian="12pt" style:font-size-complex="12pt"/>
    </style:style>
    <style:style style:name="P18" style:family="paragraph" style:parent-style-name="Text_20_body">
      <style:paragraph-properties fo:text-align="start" style:justify-single-word="false"/>
      <style:text-properties fo:font-size="12pt" fo:language="en" fo:country="GB" style:font-size-asian="12pt" style:font-size-complex="12pt"/>
    </style:style>
    <style:style style:name="P19" style:family="paragraph" style:parent-style-name="Text_20_body">
      <style:text-properties fo:font-size="12pt" fo:language="en" fo:country="GB" fo:font-weight="normal"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3"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4" style:family="paragraph" style:parent-style-name="Text_20_body">
      <style:text-properties fo:background-color="transparent"/>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fo:background-color="transparent" style:font-weight-asian="bold" style:font-weight-complex="bold"/>
    </style:style>
    <style:style style:name="P27"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8" style:family="paragraph" style:parent-style-name="Text_20_body">
      <style:paragraph-properties fo:padding="0.0193in" fo:border="0.06pt solid #000000" style:shadow="none"/>
    </style:style>
    <style:style style:name="P29" style:family="paragraph" style:parent-style-name="Text_20_body">
      <style:paragraph-properties fo:text-align="start" style:justify-single-word="false" fo:padding="0.0193in" fo:border="0.06pt solid #000000" style:shadow="none"/>
      <style:text-properties fo:font-size="12pt" fo:language="en" fo:country="GB" fo:font-weight="normal" style:font-size-asian="12pt" style:font-weight-asian="normal" style:font-size-complex="12pt" style:font-weight-complex="normal"/>
    </style:style>
    <style:style style:name="P30" style:family="paragraph" style:parent-style-name="Code">
      <style:text-properties fo:font-weight="normal" style:font-weight-asian="normal" style:font-weight-complex="normal"/>
    </style:style>
    <style:style style:name="P31" style:family="paragraph" style:parent-style-name="Code">
      <style:text-properties fo:background-color="transparent"/>
    </style:style>
    <style:style style:name="P32" style:family="paragraph" style:parent-style-name="Text_20_body">
      <style:paragraph-properties fo:background-color="transparent">
        <style:background-image/>
      </style:paragraph-properties>
      <style:text-properties fo:background-color="transparent"/>
    </style:style>
    <style:style style:name="P33"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34"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35" style:family="paragraph" style:parent-style-name="Code">
      <style:paragraph-properties fo:keep-with-next="always"/>
      <style:text-properties fo:background-color="transparent"/>
    </style:style>
    <style:style style:name="P36" style:family="paragraph" style:parent-style-name="Contents_20_2">
      <style:paragraph-properties>
        <style:tab-stops>
          <style:tab-stop style:position="6.4957in" style:type="right" style:leader-style="dotted" style:leader-text="."/>
        </style:tab-stops>
      </style:paragraph-properties>
    </style:style>
    <style:style style:name="P37" style:family="paragraph" style:parent-style-name="Contents_20_1">
      <style:paragraph-properties>
        <style:tab-stops>
          <style:tab-stop style:position="6.6925in" style:type="right" style:leader-style="dotted" style:leader-text="."/>
        </style:tab-stops>
      </style:paragraph-properties>
    </style:style>
    <style:style style:name="P38" style:family="paragraph" style:parent-style-name="Text_20_body" style:list-style-name="L1"/>
    <style:style style:name="P39" style:family="paragraph" style:parent-style-name="Text_20_body" style:list-style-name="L2">
      <style:text-properties fo:font-weight="bold" style:font-weight-asian="bold" style:font-weight-complex="bold"/>
    </style:style>
    <style:style style:name="P40" style:family="paragraph" style:parent-style-name="Text_20_body">
      <style:text-properties fo:font-weight="bold" officeooo:rsid="000f8299" officeooo:paragraph-rsid="000f8299" style:font-weight-asian="bold" style:font-weight-complex="bold"/>
    </style:style>
    <style:style style:name="P41" style:family="paragraph" style:parent-style-name="Text_20_body">
      <style:text-properties fo:font-weight="bold" officeooo:rsid="0010fb8f" officeooo:paragraph-rsid="0010fb8f" style:font-weight-asian="bold" style:font-weight-complex="bold"/>
    </style:style>
    <style:style style:name="P42" style:family="paragraph" style:parent-style-name="Text_20_body" style:list-style-name="L3">
      <style:text-properties fo:font-weight="normal" style:font-weight-asian="normal" style:font-weight-complex="normal"/>
    </style:style>
    <style:style style:name="P43" style:family="paragraph" style:parent-style-name="Text_20_body" style:list-style-name="L5">
      <style:text-properties fo:font-weight="normal" style:font-weight-asian="normal" style:font-weight-complex="normal"/>
    </style:style>
    <style:style style:name="P44" style:family="paragraph" style:parent-style-name="Text_20_body" style:list-style-name="L4"/>
    <style:style style:name="P45" style:family="paragraph" style:parent-style-name="Text_20_body">
      <style:text-properties fo:background-color="transparent"/>
    </style:style>
    <style:style style:name="P46" style:family="paragraph" style:parent-style-name="Text_20_body">
      <style:text-properties officeooo:rsid="00163ae6" officeooo:paragraph-rsid="00163ae6" fo:background-color="transparent"/>
    </style:style>
    <style:style style:name="P47" style:family="paragraph" style:parent-style-name="Text_20_body">
      <style:text-properties officeooo:rsid="0019b247" officeooo:paragraph-rsid="0019b247" fo:background-color="transparent"/>
    </style:style>
    <style:style style:name="P48" style:family="paragraph" style:parent-style-name="Heading_20_1" style:master-page-name="">
      <style:paragraph-properties style:page-number="auto" fo:break-before="page"/>
    </style:style>
    <style:style style:name="P49" style:family="paragraph" style:parent-style-name="Heading_20_1">
      <style:paragraph-properties fo:break-before="page"/>
    </style:style>
    <style:style style:name="P50" style:family="paragraph" style:parent-style-name="Heading_20_2" style:master-page-name="">
      <style:paragraph-properties style:page-number="auto" fo:break-before="auto" fo:break-after="auto" fo:keep-with-next="auto"/>
    </style:style>
    <style:style style:name="P51" style:family="paragraph" style:parent-style-name="Code">
      <style:text-properties fo:font-weight="bold" officeooo:rsid="000f8299" officeooo:paragraph-rsid="0010fb8f" style:font-weight-asian="bold" style:font-weight-complex="bold"/>
    </style:style>
    <style:style style:name="P52" style:family="paragraph" style:parent-style-name="Code">
      <style:text-properties officeooo:rsid="0013707a" officeooo:paragraph-rsid="0013707a" fo:background-color="transparent"/>
    </style:style>
    <style:style style:name="P53" style:family="paragraph" style:parent-style-name="Code">
      <style:text-properties officeooo:rsid="00163ae6" officeooo:paragraph-rsid="0017d23d" fo:background-color="transparent"/>
    </style:style>
    <style:style style:name="P54" style:family="paragraph" style:parent-style-name="Code">
      <style:text-properties officeooo:rsid="00163ae6" officeooo:paragraph-rsid="0019b247" fo:background-color="transparent"/>
    </style:style>
    <style:style style:name="P55" style:family="paragraph" style:parent-style-name="Code" style:master-page-name="">
      <style:paragraph-properties fo:margin-top="0in" fo:margin-bottom="0in" style:contextual-spacing="false" style:page-number="auto" fo:padding="0.0193in" fo:border="0.06pt solid #000000" style:shadow="none"/>
      <style:text-properties officeooo:paragraph-rsid="0013707a"/>
    </style:style>
    <style:style style:name="P56" style:family="paragraph" style:parent-style-name="Code">
      <style:paragraph-properties fo:margin-top="0in" fo:margin-bottom="0in" style:contextual-spacing="false" fo:padding="0.0193in" fo:border="0.06pt solid #000000" style:shadow="none"/>
    </style:style>
    <style:style style:name="P57" style:family="paragraph" style:parent-style-name="Code">
      <style:paragraph-properties fo:margin-top="0in" fo:margin-bottom="0in" style:contextual-spacing="false" fo:padding="0.0193in" fo:border="0.06pt solid #000000" style:shadow="none"/>
      <style:text-properties officeooo:paragraph-rsid="0013707a"/>
    </style:style>
    <style:style style:name="P58" style:family="paragraph" style:parent-style-name="Code">
      <style:paragraph-properties fo:margin-top="0in" fo:margin-bottom="0in" style:contextual-spacing="false" fo:keep-together="always" fo:padding="0.0193in" fo:border="0.06pt solid #000000" style:shadow="none"/>
    </style:style>
    <style:style style:name="P59" style:family="paragraph" style:parent-style-name="Code" style:master-page-name="">
      <style:paragraph-properties style:page-number="auto" fo:keep-with-next="always"/>
      <style:text-properties officeooo:paragraph-rsid="0013707a"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0c3b8" style:font-weight-asian="normal" style:font-weight-complex="normal"/>
    </style:style>
    <style:style style:name="T4" style:family="text">
      <style:text-properties fo:font-weight="normal" officeooo:rsid="0010fb8f" style:font-weight-asian="normal" style:font-weight-complex="normal"/>
    </style:style>
    <style:style style:name="T5" style:family="text">
      <style:text-properties fo:font-weight="normal" officeooo:rsid="00127ac1" style:font-weight-asian="normal" style:font-weight-complex="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officeooo:rsid="0013707a"/>
    </style:style>
    <style:style style:name="T9" style:family="text">
      <style:text-properties officeooo:rsid="0014bfca"/>
    </style:style>
    <style:style style:name="T10" style:family="text">
      <style:text-properties officeooo:rsid="0017d23d"/>
    </style:style>
    <style:style style:name="T11" style:family="text">
      <style:text-properties officeooo:rsid="0019b24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6"/>
      <text:p text:style-name="P16"/>
      <text:p text:style-name="P22"/>
      <text:p text:style-name="P22">Jarvis Web Gateway</text:p>
      <text:p text:style-name="P16"/>
      <text:p text:style-name="P27">Installation Instructions</text:p>
      <text:p text:style-name="P27">(Also Tracker &amp; Demo Applications)</text:p>
      <text:p text:style-name="P17"/>
      <text:p text:style-name="P20"/>
      <text:p text:style-name="P20"/>
      <text:p text:style-name="P17"/>
      <text:p text:style-name="P17"/>
      <text:p text:style-name="P17"/>
      <text:p text:style-name="P21">Jonathan Couper-Smartt</text:p>
      <text:p text:style-name="P21">jarvis@nsquared.co.nz</text:p>
      <text:p text:style-name="P18"/>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9">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9">Jarvis works excellently with JavaScript web apps using ExtJS, Dojo and many other JS toolkits, and is also ideal for richer client applications such as those written in Adobe Flex.</text:p>
      <text:p text:style-name="P29">Jarvis supports any database for which a Perl DBI driver exists. <text:s/>This include Oracle, PostgreSQL, MySQL, SQL Server, SQLite and more.</text:p>
      <text:p text:style-name="P1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s/>1 Licence<text:tab/>3</text:p>
          <text:p text:style-name="P36"><text:s/>1.1 GNU Lesser General Public License<text:tab/>3</text:p>
          <text:p text:style-name="P36"><text:s/>1.2 Clarification of Intentions<text:tab/>3</text:p>
          <text:p text:style-name="P36"><text:s/>1.3 Jarvis Tracker Icons<text:tab/>3</text:p>
          <text:p text:style-name="P37"><text:s/>2 Installation – Debian<text:tab/>4</text:p>
          <text:p text:style-name="P36"><text:s/>2.1 Package<text:tab/>4</text:p>
          <text:p text:style-name="P36"><text:s/>2.2 Install Additional Perl Modules<text:tab/>4</text:p>
          <text:p text:style-name="P36"><text:s/>2.3 Apache Configuration – Without mod_perl<text:tab/>5</text:p>
          <text:p text:style-name="P36"><text:s/>2.4 Apache Configuration – With mod_perl<text:tab/>5</text:p>
          <text:p text:style-name="P36"><text:s/>2.5 Apache Configuration – With mod_perl &amp; Drupal<text:tab/>6</text:p>
          <text:p text:style-name="P37"><text:s/>3 Installation – Solaris<text:tab/>7</text:p>
          <text:p text:style-name="P36"><text:s/>3.1 Package<text:tab/>7</text:p>
          <text:p text:style-name="P36"><text:s/>3.2 Install Additional Perl Modules<text:tab/>7</text:p>
          <text:p text:style-name="P36"><text:s/>3.3 Apache Configuration – Without mod_perl<text:tab/>8</text:p>
          <text:p text:style-name="P36"><text:s/>3.4 Apache Configuration – With mod_perl<text:tab/>8</text:p>
          <text:p text:style-name="P36"><text:s/>3.5 Apache Configuration – With mod_perl &amp; Drupal<text:tab/>8</text:p>
          <text:p text:style-name="P37"><text:s/>4 Apache Configuration &amp; Testing<text:tab/>9</text:p>
          <text:p text:style-name="P36"><text:s/>4.1 Web-Server<text:tab/>9</text:p>
          <text:p text:style-name="P36"><text:s/>4.2 Apache Configuration – Without mod_perl<text:tab/>9</text:p>
          <text:p text:style-name="P36"><text:s/>4.3 Apache Configuration – With mod_perl<text:tab/>9</text:p>
          <text:p text:style-name="P36"><text:s/>4.4 Test<text:tab/>10</text:p>
          <text:p text:style-name="P37"><text:s/>5 Relocating Jarvis<text:tab/>11</text:p>
          <text:p text:style-name="P36"><text:s/>5.1 Relocation<text:tab/>11</text:p>
          <text:p text:style-name="P37"><text:s/>6 Tracking Application<text:tab/>12</text:p>
          <text:p text:style-name="P36"><text:s/>6.1 Tracking Requests &amp; Errors<text:tab/>12</text:p>
          <text:p text:style-name="P36"><text:s/>6.2 The Tracker Database<text:tab/>12</text:p>
          <text:p text:style-name="P36"><text:s/>6.3 The Tracker Display Application<text:tab/>12</text:p>
          <text:p text:style-name="P37"><text:s/>7 Demo Application<text:tab/>15</text:p>
          <text:p text:style-name="P36"><text:s/>7.1 Introduction<text:tab/>15</text:p>
          <text:p text:style-name="P36"><text:s/>7.2 Complete Basic Jarvis Configuration<text:tab/>15</text:p>
          <text:p text:style-name="P36"><text:s/>7.3 The Demo Database File<text:tab/>15</text:p>
          <text:p text:style-name="P36"><text:s/>7.4 Configure Demo Web-Service<text:tab/>15</text:p>
        </text:index-body>
      </text:table-of-content>
      <text:p text:style-name="P10"/>
      <text:p text:style-name="P25">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float" office:value="0">
            <text:p text:style-name="Table_20_Contents">5.2.0</text:p>
          </table:table-cell>
          <table:table-cell table:style-name="Table18.B3" office:value-type="string">
            <text:p text:style-name="Table_20_Contents">21-Feb-2012</text:p>
          </table:table-cell>
          <table:table-cell table:style-name="Table18.C3" office:value-type="string">
            <text:p text:style-name="Table_20_Contents">JXC</text:p>
          </table:table-cell>
          <table:table-cell table:style-name="Table18.D3" office:value-type="string">
            <text:p text:style-name="P34">Add Solaris support. <text:s/>Separate Install/Demo/Tracker docs.</text:p>
          </table:table-cell>
        </table:table-row>
        <table:table-row>
          <table:table-cell table:style-name="Table18.A3" office:value-type="float" office:value="0">
            <text:p text:style-name="Table_20_Contents">5.3.0</text:p>
          </table:table-cell>
          <table:table-cell table:style-name="Table18.B3" office:value-type="string">
            <text:p text:style-name="Table_20_Contents">03-Apr-2012</text:p>
          </table:table-cell>
          <table:table-cell table:style-name="Table18.C3" office:value-type="string">
            <text:p text:style-name="Table_20_Contents">HK</text:p>
          </table:table-cell>
          <table:table-cell table:style-name="Table18.D3" office:value-type="string">
            <text:p text:style-name="P34">Tracker uses postgres database.</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8">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8">Jarvis is distributed in the hope that it will be useful, but WITHOUT ANY WARRANTY; without even the implied warranty of MERCHANTABILITY or FITNESS FOR A PARTICULAR PURPOSE. <text:s/>See the GNU General Public License for more details.</text:p>
      <text:p text:style-name="P28">You should have received a copy of the GNU Lesser General Public License along with Jarvis. <text:s/>If not, see &lt;http://www.gnu.org/licenses/&gt;.</text:p>
      <text:p text:style-name="P28">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48"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40">Note: <text:span text:style-name="T2">If pre-requisite Perl modules are not installed, this may fail to complete successfully. If this is the case, install the dependencies (which would be listed in the output of the “dpkg –install” command) </text:span><text:span text:style-name="T3">via apt-get</text:span><text:span text:style-name="T4">:</text:span></text:p>
      <text:p text:style-name="P51"><text:span text:style-name="T4"># apt-get -f install</text:span></text:p>
      <text:p text:style-name="P40"><text:span text:style-name="T2"/></text:p>
      <text:p text:style-name="P41"><text:span text:style-name="T5">This </text:span><text:span text:style-name="T2">will install the necessary packaging automatically, </text:span><text:span text:style-name="T5">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9" office:value-type="string">
            <text:p text:style-name="P11">/usr/share/jarvis/cgi-bin</text:p>
            <text:p text:style-name="P11"/>
          </table:table-cell>
          <table:table-cell table:style-name="Table1.B9" office:value-type="string">
            <text:p text:style-name="Table_20_Contents">This contains <text:span text:style-name="T7">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11">/usr/share/jarvis/demo</text:p>
            <text:p text:style-name="P11"/>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11">/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11">/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11">/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11">/var/lib/jarvis</text:p>
          </table:table-cell>
          <table:table-cell table:style-name="Table1.B9" office:value-type="string">
            <text:p text:style-name="Table_20_Contents">Working directory for SQLite database files for Tracker and Demo applications, also recommended location for CGI session files.</text:p>
          </table:table-cell>
        </table:table-row>
        <table:table-row>
          <table:table-cell table:style-name="Table1.A9" office:value-type="string">
            <text:p text:style-name="P11">/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11">/etc/jarvis/apache</text:p>
          </table:table-cell>
          <table:table-cell table:style-name="Table1.B9" office:value-type="string">
            <text:p text:style-name="Table_20_Contents">Apache configuration files.</text:p>
          </table:table-cell>
        </table:table-row>
      </table:table>
      <text:p text:style-name="Text_20_body"/>
      <text:h text:style-name="P50"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55">sudo apt-get install apache2 <text:span text:style-name="T8">\</text:span></text:p>
      <text:p text:style-name="P57">libcgi-session-perl <text:span text:style-name="T8">\</text:span></text:p>
      <text:p text:style-name="P57">libxml-smart-perl <text:span text:style-name="T8">\</text:span></text:p>
      <text:p text:style-name="P57">libjson-perl <text:span text:style-name="T8">\</text:span></text:p>
      <text:p text:style-name="P2">libtext-csv-perl <text:span text:style-name="T8">\</text:span></text:p>
      <text:p text:style-name="P2">libio-string-perl <text:span text:style-name="T8">\</text:span></text:p>
      <text:p text:style-name="P2"><text:soft-page-break/>libmime-types-perl <text:span text:style-name="T8">\</text:span></text:p>
      <text:p text:style-name="P2">libdbi-perl <text:span text:style-name="T8">\</text:span></text:p>
      <text:p text:style-name="P2">libdbd-sqlite3-perl <text:span text:style-name="T8">\</text:span></text:p>
      <text:p text:style-name="P2">libsoap-lite-perl</text:p>
      <text:p text:style-name="P2"/>
      <text:p text:style-name="Standard"/>
      <text:p text:style-name="P7">REQUIRED (if using mod_perl)</text:p>
      <text:p text:style-name="P3">sudo apt-get install libapache2-mod-perl2 <text:span text:style-name="T8">\</text:span></text:p>
      <text:p text:style-name="P3">libapache-dbi-perl <text:span text:style-name="T8">\</text:span></text:p>
      <text:p text:style-name="P58">libapache2-request-perl</text:p>
      <text:p text:style-name="P2"/>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CPAN Excel::Writer::XLSX</text:p>
      <text:p text:style-name="Code"><text:a xlink:type="simple" xlink:href="http://search.cpan.org/~jmcnamara/Excel-Writer-XLSX-0.46/">http://search.cpan.org/~jmcnamara/Excel-Writer-XLSX-0.46/</text:a></text:p>
      <text:p text:style-name="Text_20_body"/>
      <text:h text:style-name="Heading_20_2" text:outline-level="2">Apache Configuration – Without mod_perl</text:h>
      <text:p text:style-name="P24">If performance is not a significant factor, you can simply run Jarvis as a CGI script.</text:p>
      <text:p text:style-name="P15">The Debian package performs this configuration automatically, with a soft link:</text:p>
      <text:p text:style-name="P59"><text:span text:style-name="T8"># cp </text:span>/etc/jarvis/apache/jarvis.conf /etc/apache2/conf-<text:span text:style-name="T8">available</text:span>/jarvis.conf </text:p>
      <text:p text:style-name="P52"># cd /etc/apache2/conf-enabled/</text:p>
      <text:p text:style-name="P52"># ln -s ../conf-available/jarvis.conf .</text:p>
      <text:p text:style-name="P24"/>
      <text:p text:style-name="P24">The Apache instructions are as follows:</text:p>
      <text:p text:style-name="Code">ScriptAlias /jarvis-agent "/usr/share/jarvis/cgi-bin/agent.pl" </text:p>
      <text:p text:style-name="Code">Alias /jarvis/ "/usr/share/jarvis/htdocs/" </text:p>
      <text:p text:style-name="Code">Alias /jarvis-demo/ "/usr/share/jarvis/demo/htdocs/"</text:p>
      <text:p text:style-name="P24"/>
      <text:p text:style-name="P46">If using Apache 2.4, <text:span text:style-name="T10">you are likely to need to remove some restrictions Firstly, grant access to the appropriate directory for Jarvis. In /etc/apache2/conf-available/jarvis.conf, add:</text:span></text:p>
      <text:p text:style-name="P53">&lt;Directory /<text:span text:style-name="T10">usr/share/jarvis/</text:span>&gt; <text:line-break/> Options FollowSymLinks <text:line-break/> AllowOverride None <text:line-break/> Require all granted <text:line-break/>&lt;/Directory&gt; </text:p>
      <text:p text:style-name="P46"><text:span text:style-name="T10"/></text:p>
      <text:p text:style-name="P47"><text:span text:style-name="T10">S</text:span>econdly, CGI must be explicitly enabled:</text:p>
      <text:p text:style-name="P54"><text:span text:style-name="T11"># </text:span>a2enmod cgi</text:p>
      <text:p text:style-name="P24"><text:soft-page-break/></text:p>
      <text:p text:style-name="P24">You may need to restart the apache webserver:</text:p>
      <text:p text:style-name="P31"># apache2ctl restart</text:p>
      <text:p text:style-name="Text_20_body"/>
      <text:h text:style-name="P50" text:outline-level="2">Apache Configuration – With mod_perl</text:h>
      <text:p text:style-name="P24">Jarvis supports the Apache mod_perl mechanism. <text:s/>Without mod_perl, the webserver must compile and execute the Perl code for each request. <text:s/>Using Apache mod_perl, the script is compiled once.</text:p>
      <text:p text:style-name="P24">Database connections can also be re-used, and performance is generally superior. See the mod_perl page at <text:a xlink:type="simple" xlink:href="http://perl.apache.org/">http://perl.apache.org/</text:a> for further details. <text:s/>Configuration is as follows:</text:p>
      <text:p text:style-name="P35"># cd /etc/apache2/conf.d</text:p>
      <text:p text:style-name="P31"># rm jarvis.conf</text:p>
      <text:p text:style-name="P31"># ln -s /etc/jarvis/apache/jarvis-mod-perl.conf ./jarvis.conf</text:p>
      <text:p text:style-name="P31">#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9"><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48"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11">/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11">/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11">/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11">/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11">/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11">/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11">/var/jarvis</text:p>
          </table:table-cell>
          <table:table-cell table:style-name="Table2.B2" office:value-type="string">
            <text:p text:style-name="Table_20_Contents">Working directory for SQLite database files for Tracker and Demo applications, also recommended location for CGI session files.</text:p>
          </table:table-cell>
        </table:table-row>
        <table:table-row>
          <table:table-cell table:style-name="Table2.A2" office:value-type="string">
            <text:p text:style-name="P11">/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4">sudo apt-get install apache2 <text:span text:style-name="T9">\</text:span></text:p>
      <text:p text:style-name="P2">libcgi-session-perl <text:span text:style-name="T9">\</text:span></text:p>
      <text:p text:style-name="P2">libxml-smart-perl <text:span text:style-name="T9">\</text:span></text:p>
      <text:p text:style-name="P2">libjson-perl <text:span text:style-name="T9">\</text:span></text:p>
      <text:p text:style-name="P2">libtext-csv-perl <text:span text:style-name="T9">\</text:span></text:p>
      <text:p text:style-name="P2">libio-string-perl <text:span text:style-name="T9">\</text:span></text:p>
      <text:p text:style-name="P2">libmime-types-perl <text:span text:style-name="T9">\</text:span></text:p>
      <text:p text:style-name="P2">libdbi-perl <text:span text:style-name="T9">\</text:span></text:p>
      <text:p text:style-name="P2">libdbd-sqlite3-perl <text:span text:style-name="T9">\</text:span></text:p>
      <text:p text:style-name="P2">libsoap-lite-perl <text:span text:style-name="T9">\</text:span></text:p>
      <text:p text:style-name="P2">libjson-pp-perl</text:p>
      <text:p text:style-name="P2"/>
      <text:p text:style-name="Standard"/>
      <text:p text:style-name="P6"><text:soft-page-break/>REQUIRED (if using mod_perl)</text:p>
      <text:p text:style-name="P2">sudo apt-get install libapache2-mod-perl2 <text:span text:style-name="T9">\</text:span></text:p>
      <text:p text:style-name="P2">libapache-dbi-perl <text:span text:style-name="T9">\</text:span></text:p>
      <text:p text:style-name="P2">libapache2-request-perl <text:span text:style-name="T9">\</text:span></text:p>
      <text:p text:style-name="P2"><text:span text:style-name="T9"/></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24">If performance is not a significant factor, you can simply run Jarvis as a CGI script.</text:p>
      <text:p text:style-name="P15">The Debian package performs this configuration automatically, with a soft link:</text:p>
      <text:p text:style-name="P5">/etc/apache2/conf.d/jarvis.conf -&gt; /etc/jarvis/apache/jarvis.conf</text:p>
      <text:p text:style-name="P24"/>
      <text:p text:style-name="P24">The Apache instructions are as follows:</text:p>
      <text:p text:style-name="Code">ScriptAlias /jarvis-agent "/usr/share/jarvis/cgi-bin/agent.pl" </text:p>
      <text:p text:style-name="Code">Alias /jarvis/ "/usr/share/jarvis/htdocs/" </text:p>
      <text:p text:style-name="Code">Alias /jarvis-demo/ "/usr/share/jarvis/demo/htdocs/"</text:p>
      <text:p text:style-name="P24"/>
      <text:p text:style-name="P24">You may need to restart the apache webserver:</text:p>
      <text:p text:style-name="P31"># apache2ctl restart</text:p>
      <text:h text:style-name="P50" text:outline-level="2">Apache Configuration – With mod_perl</text:h>
      <text:p text:style-name="P24">Jarvis supports the Apache mod_perl mechanism. <text:s/>Without mod_perl, the webserver must compile and execute the Perl code for each request. <text:s/>Using Apache mod_perl, the script is compiled once.</text:p>
      <text:p text:style-name="P24">Database connections can also be re-used, and performance is generally superior. See the mod_perl page at <text:a xlink:type="simple" xlink:href="http://perl.apache.org/">http://perl.apache.org/</text:a> for further details. <text:s/>Configuration is as follows:</text:p>
      <text:p text:style-name="P35"># cd /etc/apache2/conf.d</text:p>
      <text:p text:style-name="P31"># rm jarvis.conf</text:p>
      <text:p text:style-name="P31"># ln -s /etc/jarvis/apache/jarvis-mod-perl.conf ./jarvis.conf</text:p>
      <text:p text:style-name="P31">#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9"><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24">The final task is to configure your web-server to give access to the Jarvis application.</text:p>
      <text:p text:style-name="P24">Jarvis is a Perl service, and can operate under any web-server which supports Perl scripts. <text:s/>These include Microsoft IIS, Apache HTTPD and others.</text:p>
      <text:p text:style-name="P24">Documentation is provided here for Apache 2.0 or greater. <text:s/>It should be able to be adapted easily to any other web-server's configuration mechanism.</text:p>
      <text:h text:style-name="Heading_20_2" text:outline-level="2">Apache Configuration – Without mod_perl</text:h>
      <text:p text:style-name="P24">If performance is not a significant factor, you can simply run Jarvis as a CGI script without using mod_perl. <text:s/></text:p>
      <text:p text:style-name="P26">For Debian:</text:p>
      <text:p text:style-name="P15">Under Debian, the package setup should be performed automatically. <text:s/>The package installation makes a soft link:</text:p>
      <text:p text:style-name="P5">/etc/apache2/conf.d/jarvis.conf -&gt; /etc/jarvis/apache/jarvis.conf</text:p>
      <text:p text:style-name="P24"/>
      <text:p text:style-name="P24">The Apache instructions are as follows:</text:p>
      <text:p text:style-name="Code">ScriptAlias /jarvis-agent "/usr/share/jarvis/cgi-bin/agent.pl" </text:p>
      <text:p text:style-name="Code">Alias /jarvis/ "/usr/share/jarvis/htdocs/" </text:p>
      <text:p text:style-name="Code">Alias /jarvis-demo/ "/usr/share/jarvis/demo/htdocs/"</text:p>
      <text:p text:style-name="P24"/>
      <text:p text:style-name="P24">You may need to restart the apache webserver:</text:p>
      <text:p text:style-name="P31"># apache2ctl restart</text:p>
      <text:p text:style-name="P24"/>
      <text:p text:style-name="P26">For Other Systems:</text:p>
      <text:p text:style-name="P5">ScriptAlias /jarvis-agent "/opt/jarvis/cgi-bin/agent.pl"</text:p>
      <text:p text:style-name="P31">Alias /jarvis/ "/opt/jarvis/htdocs/"</text:p>
      <text:p text:style-name="P24"/>
      <text:p text:style-name="P24">These lines are contained in the supplied "apache/jarvis.conf" file. <text:s/>Under Linux you can generally copy or soft-link this file into the /etc/apache2/conf.d directory.</text:p>
      <text:h text:style-name="P50" text:outline-level="2">Apache Configuration – With mod_perl</text:h>
      <text:p text:style-name="P24">Jarvis supports the Apache mod_perl mechanism. <text:s/>Without mod_perl, the webserver must compile and execute the Perl code for each request. <text:s/>Equally, without mod_perl, a new database connection must be made for each request.</text:p>
      <text:p text:style-name="P24">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32">Once mod_perl is configured and available, add the following lines to your server configuration.</text:p>
      <text:p text:style-name="P32"><text:soft-page-break/>Note: When installing the Debian package, this setup is done automatically.</text:p>
      <text:p text:style-name="P33">For Debian:</text:p>
      <text:p text:style-name="P5">PerlRequire /etc/jarvis/apache/startup.pl</text:p>
      <text:p text:style-name="P31">&lt;Location ~ "/jarvis-agent/.*"&gt;</text:p>
      <text:p text:style-name="P31"><text:s text:c="4"/>SetHandler perl-script</text:p>
      <text:p text:style-name="P31"><text:s text:c="4"/>PerlResponseHandler Jarvis::Agent</text:p>
      <text:p text:style-name="P31">&lt;/Location&gt;</text:p>
      <text:p text:style-name="P31"/>
      <text:p text:style-name="P31">Alias /jarvis/ "/usr/share/jarvis/htdocs/"</text:p>
      <text:p text:style-name="Text_20_body"/>
      <text:p text:style-name="P25">For Other Systems:</text:p>
      <text:p text:style-name="P5">PerlRequire /opt/jarvis/etc/apache/startup.pl</text:p>
      <text:p text:style-name="P31">&lt;Location ~ "/jarvis-agent/.*"&gt;</text:p>
      <text:p text:style-name="P31"><text:s text:c="4"/>SetHandler perl-script</text:p>
      <text:p text:style-name="P31"><text:s text:c="4"/>PerlResponseHandler Jarvis::Agent</text:p>
      <text:p text:style-name="P31">&lt;/Location&gt;</text:p>
      <text:p text:style-name="P31"/>
      <text:p text:style-name="P31">Alias /jarvis/ "/opt/jarvis/htdocs/"</text:p>
      <text:p text:style-name="Text_20_body"/>
      <text:p text:style-name="P24">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9"><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49"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6466741211210053807" text:style-name="L1">
        <text:list-item>
          <text:p text:style-name="P38">When installing on a platform for which there is no standard Jarvis package.</text:p>
        </text:list-item>
        <text:list-item>
          <text:p text:style-name="P38">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1372742512814986901" text:style-name="L2">
        <text:list-item>
          <text:p text:style-name="P39">Modify the Apache configuration (as described in the Apache Configuration chapter).</text:p>
        </text:list-item>
        <text:list-item>
          <text:p text:style-name="P39">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Tracking Application</text:h>
      <text:h text:style-name="Heading_20_2" text:outline-level="2">Tracking Requests &amp; Errors</text:h>
      <text:p text:style-name="P1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0"><text:s text:c="4"/>&lt;app format="json" debug="yes" dump=”yes”&gt;</text:p>
      <text:p text:style-name="Code"><text:s text:c="8"/>&lt;tracker logins=”yes” requests="yes" errors="yes"/&gt;</text:p>
      <text:p text:style-name="Code"><text:s text:c="8"/>&lt;database name="tracker" connect="dbi:Pg:dbname=tracker;host=localhost" username="tracker_owner" password="tracker_owner"/&gt;</text:p>
      <text:p text:style-name="P1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4" office:value-type="string">
            <text:p text:style-name="P12">logins</text:p>
          </table:table-cell>
          <table:table-cell table:style-name="Table25.B4" office:value-type="string">
            <text:p text:style-name="P12">No</text:p>
          </table:table-cell>
          <table:table-cell table:style-name="Table25.C4" office:value-type="string">
            <text:p text:style-name="Text_20_body">Should Jarvis track logins in the tracker database?</text:p>
          </table:table-cell>
        </table:table-row>
        <table:table-row table:style-name="Table25.1">
          <table:table-cell table:style-name="Table25.A4" office:value-type="string">
            <text:p text:style-name="P12">requests</text:p>
          </table:table-cell>
          <table:table-cell table:style-name="Table25.B4" office:value-type="string">
            <text:p text:style-name="P12">No</text:p>
          </table:table-cell>
          <table:table-cell table:style-name="Table25.C4" office:value-type="string">
            <text:p text:style-name="Text_20_body">Should Jarvis track requests in the tracker database?</text:p>
          </table:table-cell>
        </table:table-row>
        <table:table-row table:style-name="Table25.1">
          <table:table-cell table:style-name="Table25.A4" office:value-type="string">
            <text:p text:style-name="P12">errors</text:p>
          </table:table-cell>
          <table:table-cell table:style-name="Table25.B4" office:value-type="string">
            <text:p text:style-name="P12">No</text:p>
          </table:table-cell>
          <table:table-cell table:style-name="Table25.C4" office:value-type="string">
            <text:p text:style-name="Text_20_body">Should Jarvis track errors in the tracker database?</text:p>
          </table:table-cell>
        </table:table-row>
      </table:table>
      <text:p text:style-name="P13">Table <text:sequence text:ref-name="refTable0" text:name="Table" text:formula="ooow:Table+1" style:num-format="1">1</text:sequence>: Tracker Configuration Parameters</text:p>
      <text:h text:style-name="Heading_20_2" text:outline-level="2">The Tracker Database</text:h>
      <text:p text:style-name="Text_20_body">Events are tracked in a postgres database. Assuming you have postgres installed, you can create and initialize it by running the following files (all found in the tracker/db folder):</text:p>
      <text:list xml:id="list951305997871040957" text:style-name="L3">
        <text:list-item>
          <text:p text:style-name="P42">create_database.psql</text:p>
        </text:list-item>
        <text:list-item>
          <text:p text:style-name="P42">schema.psql</text:p>
        </text:list-item>
        <text:list-item>
          <text:p text:style-name="P42">all files in the functions-views subfolder</text:p>
        </text:list-item>
      </text:list>
      <text:p text:style-name="P14">Also update the application configuration files of any Jarvis app wishing to record tracker data.</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postgres utility to view the schema and content of the tables “request”, “error” and “login”.</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4924693198572085171" text:style-name="L4">
        <text:list-item>
          <text:p text:style-name="P44">ExtJS 3.3. Please see below for further details on this.</text:p>
        </text:list-item>
        <text:list-item>
          <text:p text:style-name="P44"><text:soft-page-break/>SHJS. Syntax Highlighting for Javascript. Please see below for further details on this.</text:p>
        </text:list-item>
        <text:list-item>
          <text:p text:style-name="P44">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25">For Debian:</text:p>
      <text:p text:style-name="Code">Alias /jarvis-tracker/ "/usr/share/jarvis/tracker/htdocs/"</text:p>
      <text:p text:style-name="Text_20_body"/>
      <text:p text:style-name="P25">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25">For Debian:</text:p>
      <text:p text:style-name="Code">cp /usr/share/jarvis/tracker/etc/tracker.xml /etc/jarvis/</text:p>
      <text:p text:style-name="Text_20_body"/>
      <text:p text:style-name="P25">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3.3 release of ExtJS from <text:a xlink:type="simple" xlink:href="http://www.sencha.com/products/js/download.php">http://www.sencha.com/products/js/download.php</text:a> and install. The file "ext-all.js" should be accessible by the URL "/ext-3.3/ext-all.js". <text:s/>E.g the Apache configuration may be:</text:p>
      <text:p text:style-name="Code">Alias /ext-3.3/ "/opt/extjs-3.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text:p>
      <text:p text:style-name="Text_20_body">For example, if you have unpacked Protovis into “/opt/”, then the path to protovis.js should be “/opt/protovis/protovis.js”. <text:s/>The following Apache configuration is sufficient.</text:p>
      <text:p text:style-name="Code"><text:soft-page-break/>Alias /protovis/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3.3.1 SIMILE “timeline” library release from <text:a xlink:type="simple" xlink:href="http://code.google.com/p/simile-widgets/downloads/list">http://code.google.com/p/simile-widgets/downloads/list</text:a> and install. For example the Apache configuration may be (assuming timeline_js and timeline_ajax are installed under /usr/share/javascript):</text:p>
      <text:p text:style-name="Code">Alias /javascript/ "/usr/share/javascript/"</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2">sudo apt-get install libdate-calc-perl</text:p>
      <text:p text:style-name="Text_20_body">to do this for you.</text:p>
      <text:p text:style-name="Text_20_body">Once this is installed, you can run the script directly:</text:p>
      <text:p text:style-name="P2">perl populate-generated-tables.pl</text:p>
      <text:p text:style-name="Text_20_body"/>
      <text:p text:style-name="Text_20_body">Note that this script uses the default tracker database configuration.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14">Take a copy of the database to a directory writable by the Apache user. <text:s/>For example:</text:p>
      <text:p text:style-name="P30"># mkdir -p /var/lib/jarvis/demo/</text:p>
      <text:p text:style-name="P30"># cp /opt/jarvis/demo/db/demo-empty .db /var/lib/jarvis/demo/demo.db </text:p>
      <text:p text:style-name="P30">#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14">Install the demo.xml Jarvis application configuration file:</text:p>
      <text:p text:style-name="Code"># cp /opt/jarvis/demo/etc/demo.xml /opt/jarvis/etc/demo.xml</text:p>
      <text:p text:style-name="P14"/>
      <text:p text:style-name="P14">In Apache configuration create an alias to the Jarvis demo htdocs:</text:p>
      <text:p text:style-name="Code">Alias /jarvis-demo/ "/opt/jarvis/demo/htdocs/"</text:p>
      <text:p text:style-name="P14"/>
      <text:p text:style-name="P14">Change the default values configured in demo.xml to match your installation:</text:p>
      <text:list xml:id="list3908411093663416283" text:style-name="L5">
        <text:list-item>
          <text:p text:style-name="P43">Location of the demo database file. <text:s/>Default is /var/lib/jarvis/demo/demo.db.</text:p>
        </text:list-item>
        <text:list-item>
          <text:p text:style-name="P43">Location of the datasets configuration. <text:s/>Default is /usr/share/jarvis/demo/dataset.</text:p>
        </text:list-item>
        <text:list-item>
          <text:p text:style-name="P43">Location of the session files. <text:s/>Default is /var/lib/jarvis/demo/sessions.</text:p>
        </text:list-item>
        <text:list-item>
          <text:p text:style-name="P43">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fo:padding="0in"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in" fo:margin-bottom="0in" style:contextual-spacing="false" fo:padding="0.0193in"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311in" fo:margin-bottom="0.0827in"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161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161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te" style:family="paragraph" style:parent-style-name="Text_20_body">
      <style:paragraph-properties fo:margin-left="0.3937in" fo:margin-right="0.3937in" fo:text-indent="0in" style:auto-text-indent="false" fo:padding="0.0193in"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ptember 2011<text:tab/>Working with Jarvis – v5.0.5<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1-24T10:33:16.570856246</dc:date>
    <meta:editing-duration>P12DT18H33M49S</meta:editing-duration>
    <meta:editing-cycles>930</meta:editing-cycles>
    <meta:generator>LibreOffice/4.1.3.2$Linux_X86_64 LibreOffice_project/70feb7d99726f064edab4605a8ab840c50ec57a</meta:generator>
    <meta:print-date>2009-06-23T14:50:34</meta:print-date>
    <dc:creator>Jamie Love</dc:creator>
    <meta:document-statistic meta:table-count="4" meta:image-count="0" meta:object-count="0" meta:page-count="16" meta:paragraph-count="384" meta:word-count="3372" meta:character-count="24570" meta:non-whitespace-character-count="21268"/>
    <meta:user-defined meta:name="Info 1"/>
    <meta:user-defined meta:name="Info 2"/>
    <meta:user-defined meta:name="Info 3"/>
    <meta:user-defined meta:name="Info 4"/>
  </office:meta>
</office:document-meta>
</file>